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I learned a lot about the concepts of databases, database management, and how the development lifecycle for database applications works. </text:p>
        </text:list-item>
        <text:list-item>
          <text:p text:style-name="P1">This teacher is both clear and concise in her points. She makes excellent presentations and is clearly very knowledgeable about the material. She also is very friendly, approachable, and patient during class! She is also very approachable with questions where they are necessary, although she also is very thorough with the material without being overbearing. </text:p>
        </text:list-item>
        <text:list-item>
          <text:p text:style-name="P1">I did not notice any weaknesses. </text:p>
        </text:list-item>
        <text:list-item>
          <text:p text:style-name="P2">Absolutely. I think she is an excellent candidate and I would enjoy learning more from her.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16:06:45.017934144</meta:creation-date>
    <dc:date>2025-01-27T16:07:08.505493447</dc:date>
    <meta:editing-duration>PT24S</meta:editing-duration>
    <meta:editing-cycles>1</meta:editing-cycles>
    <meta:document-statistic meta:table-count="0" meta:image-count="0" meta:object-count="0" meta:page-count="1" meta:paragraph-count="4" meta:word-count="101" meta:character-count="630" meta:non-whitespace-character-count="533"/>
    <meta:generator>LibreOffice/24.8.2.1$Linux_X86_64 LibreOffice_project/480$Build-1</meta:generator>
  </office:meta>
</office:document-meta>
</file>